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">
      <style:paragraph-properties style:text-autospace="none"/>
    </style:style>
    <style:style style:name="P3" style:family="paragraph" style:parent-style-name="Standard" style:list-style-name="">
      <style:paragraph-properties style:text-autospace="none"/>
      <style:text-properties fo:color="#000000" style:font-name="Consolas" fo:font-size="9.5pt" style:font-name-asian="Consolas" style:font-size-asian="9.5pt" style:font-name-complex="Consolas" style:font-size-complex="9.5pt"/>
    </style:style>
    <style:style style:name="P4" style:family="paragraph" style:parent-style-name="Standard" style:list-style-name="">
      <style:paragraph-properties style:text-autospace="none"/>
      <style:text-properties fo:color="#000000"/>
    </style:style>
    <style:style style:name="P5" style:family="paragraph" style:parent-style-name="Standard" style:list-style-name="">
      <style:paragraph-properties style:text-autospace="none"/>
      <style:text-properties fo:color="#111111"/>
    </style:style>
    <style:style style:name="T1" style:family="text">
      <style:text-properties fo:color="#2e75b6" style:font-name="Consolas" fo:font-size="9.5pt" style:font-name-asian="Consolas" style:font-size-asian="9.5pt" style:font-name-complex="Consolas" style:font-size-complex="9.5pt"/>
    </style:style>
    <style:style style:name="T2" style:family="text">
      <style:text-properties fo:color="#000000" style:font-name="Consolas" fo:font-size="9.5pt" style:font-name-asian="Consolas" style:font-size-asian="9.5pt" style:font-name-complex="Consolas" style:font-size-complex="9.5pt"/>
    </style:style>
    <style:style style:name="T3" style:family="text">
      <style:text-properties fo:color="#a31515" style:font-name="Consolas" fo:font-size="9.5pt" style:font-name-asian="Consolas" style:font-size-asian="9.5pt" style:font-name-complex="Consolas" style:font-size-complex="9.5pt"/>
    </style:style>
    <style:style style:name="T4" style:family="text">
      <style:text-properties fo:color="#0000ff" style:font-name="Consolas" fo:font-size="9.5pt" style:font-name-asian="Consolas" style:font-size-asian="9.5pt" style:font-name-complex="Consolas" style:font-size-complex="9.5pt"/>
    </style:style>
    <style:style style:name="T5" style:family="text">
      <style:text-properties fo:color="#2b91af" style:font-name="Consolas" fo:font-size="9.5pt" style:font-name-asian="Consolas" style:font-size-asian="9.5pt" style:font-name-complex="Consolas" style:font-size-complex="9.5pt"/>
    </style:style>
    <style:style style:name="T6" style:family="text">
      <style:text-properties fo:color="#008000" style:font-name="Consolas" fo:font-size="9.5pt" style:font-name-asian="Consolas" style:font-size-asian="9.5pt" style:font-name-complex="Consolas" style:font-size-complex="9.5pt"/>
    </style:style>
    <style:style style:name="T7" style:family="text">
      <style:text-properties style:font-name="Consolas" fo:font-size="9.5pt" style:font-name-asian="Consolas" style:font-size-asian="9.5pt" style:font-name-complex="Consolas" style:font-size-complex="9.5pt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08/02/2020<text:tab/><text:tab/><text:tab/>Project: AcademyWebApp</text:p>
      <text:p text:style-name="Standard"/>
      <text:p text:style-name="Standard">Beginning of this project</text:p>
      <text:p text:style-name="Standard"/>
      <text:p text:style-name="Standard">1.-) New Folder and put there these projects:</text:p>
      <text:list xml:id="list2921639563107927089" text:style-name="L1">
        <text:list-item>
          <text:list>
            <text:list-item>
              <text:p text:style-name="P1">0 Core</text:p>
            </text:list-item>
            <text:list-item>
              <text:p text:style-name="P1">Academy.Lib</text:p>
            </text:list-item>
            <text:list-item>
              <text:p text:style-name="P1">Academy.Lib.Dal</text:p>
              <text:p text:style-name="P1"/>
            </text:list-item>
          </text:list>
        </text:list-item>
      </text:list>
      <text:p text:style-name="Standard">2.-) Setup new Git repository</text:p>
      <text:p text:style-name="Standard"/>
      <text:p text:style-name="Standard">3.-) Open VS2019, New Project -&gt; ASP.NET Core Web Application -&gt; template EMPTY</text:p>
      <text:p text:style-name="Standard"/>
      <text:p text:style-name="Standard">4.-) Add to the Solution the projects Academy.* listed in step 1.</text:p>
      <text:p text:style-name="Standard"/>
      <text:p text:style-name="Standard">5.-) Add to the appsettings.json:</text:p>
      <text:p text:style-name="Standard"><text:span text:style-name="T1">"ConnectionStrings"</text:span><text:span text:style-name="T2">: {</text:span></text:p>
      <text:p text:style-name="P2"><text:span text:style-name="T2"><text:s text:c="4"/></text:span><text:span text:style-name="T1">"AcademyDbConnection"</text:span><text:span text:style-name="T2">: </text:span><text:span text:style-name="T3">"Data Source=D:\\IT_Academy\\C#\\Database\\AcademyDb3.sqlite"</text:span></text:p>
      <text:p text:style-name="P2"><text:span text:style-name="T2"><text:s text:c="2"/>}</text:span></text:p>
      <text:p text:style-name="P2"><text:span text:style-name="T2"/></text:p>
      <text:p text:style-name="P2"><text:span text:style-name="T2">6.-) Add to the Startup.cs file:</text:span></text:p>
      <text:p text:style-name="P2"><text:span text:style-name="T2"/></text:p>
      <text:p text:style-name="P2"><text:span text:style-name="T4">public</text:span><text:span text:style-name="T2"> </text:span><text:span text:style-name="T5">Startup</text:span><text:span text:style-name="T2">(IConfiguration configuration)</text:span></text:p>
      <text:p text:style-name="P3"><text:s text:c="8"/>{</text:p>
      <text:p text:style-name="P3"><text:s text:c="12"/>Configuration = configuration;</text:p>
      <text:p text:style-name="P2"><text:span text:style-name="T2"><text:s text:c="8"/>}</text:span></text:p>
      <text:p text:style-name="P2"><text:span text:style-name="T2"/></text:p>
      <text:p text:style-name="P2"><text:span text:style-name="T4">public</text:span><text:span text:style-name="T2"> IConfiguration Configuration { </text:span><text:span text:style-name="T4">get</text:span><text:span text:style-name="T2">; }</text:span></text:p>
      <text:p text:style-name="P2"><text:span text:style-name="T2"><text:s text:c="7"/></text:span></text:p>
      <text:p text:style-name="P4"><text:span text:style-name="T7">7.-) Put this code in ConfigureServices method:</text:span></text:p>
      <text:p text:style-name="P4"><text:span text:style-name="T7"/></text:p>
      <text:p text:style-name="P3"><text:tab/><text:tab/>services.AddControllers();</text:p>
      <text:p text:style-name="P3"/>
      <text:p text:style-name="P2"><text:span text:style-name="T2"><text:s text:c="12"/></text:span><text:span text:style-name="T4">var</text:span><text:span text:style-name="T2"> dbConnection = Configuration.GetConnectionString(</text:span><text:span text:style-name="T3">"AcademyDbConnection"</text:span><text:span text:style-name="T2">);</text:span></text:p>
      <text:p text:style-name="P2"><text:span text:style-name="T2"><text:s text:c="12"/>services.AddDbContext&lt;AcademyDbContext&gt;(options =&gt; <text:tab/><text:tab/><text:tab/><text:tab/>options.UseSqlite(dbConnection, b =&gt; b.MigrationsAssembly(</text:span><text:span text:style-name="T3">"Academy.Web"</text:span><text:span text:style-name="T2">)));</text:span></text:p>
      <text:p text:style-name="P3"/>
      <text:p text:style-name="P2"><text:span text:style-name="T2"><text:s text:c="12"/></text:span><text:span text:style-name="T4">var</text:span><text:span text:style-name="T2"> bootstrapper = </text:span><text:span text:style-name="T4">new</text:span><text:span text:style-name="T2"> Bootstrapper();</text:span></text:p>
      <text:p text:style-name="P2"><text:span text:style-name="T2"><text:s text:c="12"/>Entity.DepCon = </text:span><text:span text:style-name="T4">new</text:span><text:span text:style-name="T2"> SimpleDependencyContainer();</text:span></text:p>
      <text:p text:style-name="P3"/>
      <text:p text:style-name="P4"><text:span text:style-name="T7"><text:s text:c="12"/>bootstrapper.Init(Entity.DepCon, GetDbConstructor(dbConnection));</text:span></text:p>
      <text:p text:style-name="P2"><text:span text:style-name="T6"/></text:p>
      <text:p text:style-name="P2"><text:span text:style-name="T6"/></text:p>
      <text:p text:style-name="P5"><text:span text:style-name="T7">8.-) Add this method:</text:span></text:p>
      <text:p text:style-name="P2"><text:span text:style-name="T6"/></text:p>
      <text:p text:style-name="P2"><text:span text:style-name="T2"><text:s/></text:span><text:span text:style-name="T4">private</text:span><text:span text:style-name="T2"> </text:span><text:span text:style-name="T4">static</text:span><text:span text:style-name="T2"> Func&lt;AcademyDbContext&gt; GetDbConstructor(</text:span><text:span text:style-name="T4">string</text:span><text:span text:style-name="T2"> dbConnection)</text:span></text:p>
      <text:p text:style-name="P3"><text:s text:c="8"/>{</text:p>
      <text:p text:style-name="P2"><text:span text:style-name="T2"><text:s text:c="12"/></text:span><text:span text:style-name="T4">var</text:span><text:span text:style-name="T2"> optionsBuilder = </text:span><text:span text:style-name="T4">new</text:span><text:span text:style-name="T2"> DbContextOptionsBuilder&lt;AcademyDbContext&gt;();</text:span></text:p>
      <text:p text:style-name="P2"><text:span text:style-name="T2"><text:s text:c="12"/>optionsBuilder.UseSqlite(dbConnection, b =&gt; b.MigrationsAssembly(</text:span><text:span text:style-name="T3">"Academy.Web"</text:span><text:span text:style-name="T2">));</text:span></text:p>
      <text:p text:style-name="P3"/>
      <text:p text:style-name="P2"><text:span text:style-name="T2"><text:s text:c="12"/></text:span><text:span text:style-name="T4">var</text:span><text:span text:style-name="T2"> dbContextConst = </text:span><text:span text:style-name="T4">new</text:span><text:span text:style-name="T2"> Func&lt;AcademyDbContext&gt;(() =&gt;</text:span></text:p>
      <text:p text:style-name="P3"><text:s text:c="12"/>{</text:p>
      <text:p text:style-name="P2"><text:span text:style-name="T2"><text:s text:c="16"/></text:span><text:span text:style-name="T4">return</text:span><text:span text:style-name="T2"> </text:span><text:span text:style-name="T4">new</text:span><text:span text:style-name="T2"> AcademyDbContext(optionsBuilder.Options);</text:span></text:p>
      <text:p text:style-name="P3"><text:s text:c="12"/>});</text:p>
      <text:p text:style-name="P2"><text:span text:style-name="T2"><text:s text:c="12"/></text:span><text:span text:style-name="T4">return</text:span><text:span text:style-name="T2"> dbContextConst;</text:span></text:p>
      <text:p text:style-name="P2"><text:span text:style-name="T2"><text:s text:c="8"/>}</text:span></text:p>
      <text:p text:style-name="P2"><text:span text:style-name="T2"><text:s text:c="8"/></text:span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oft-page-break/><text:span text:style-name="T2">9.-) Add these lines to the Configure method &amp; before UseRouting statement:</text:span></text:p>
      <text:p text:style-name="P2"><text:span text:style-name="T2"/></text:p>
      <text:p text:style-name="P2"><text:span text:style-name="T2"/></text:p>
      <text:p text:style-name="P3"><text:s text:c="12"/>app.UseDefaultFiles();</text:p>
      <text:p text:style-name="P2"><text:span text:style-name="T2"><text:s text:c="12"/>app.UseStaticFiles();</text:span></text:p>
      <text:p text:style-name="P2"><text:span text:style-name="T2"/></text:p>
      <text:p text:style-name="P2"><text:span text:style-name="T2">10.-) Changes endpoints for this one:</text:span></text:p>
      <text:p text:style-name="P2"><text:span text:style-name="T2"/></text:p>
      <text:p text:style-name="P3"><text:tab/><text:tab/>endpoints.MapControllerRoute(</text:p>
      <text:p text:style-name="P2"><text:span text:style-name="T2"><text:s text:c="20"/>name: </text:span><text:span text:style-name="T3">"default"</text:span><text:span text:style-name="T2">,</text:span></text:p>
      <text:p text:style-name="P2"><text:span text:style-name="T2"><text:s text:c="20"/>pattern: </text:span><text:span text:style-name="T3">"{controller=Home}/{action=Index}/{id?}"</text:span><text:span text:style-name="T2">);</text:span></text:p>
      <text:p text:style-name="P2"><text:span text:style-name="T2"/></text:p>
      <text:p text:style-name="P2"><text:span text:style-name="T2">11.-) From the old project Wpf copy/paste the folders Bootstrapper &amp; AcademyDbContextFactory</text:span></text:p>
      <text:p text:style-name="P2"><text:span text:style-name="T2"/></text:p>
      <text:p text:style-name="P2"><text:span text:style-name="T2">12.-) Create folder API, with template API controller with actions EF:</text:span></text:p>
      <text:p text:style-name="P2"><text:span text:style-name="T2"/></text:p>
      <text:p text:style-name="P2"><text:span text:style-name="T2"><text:tab/>Name: StudentsController</text:span></text:p>
      <text:p text:style-name="P2"><text:span text:style-name="T2"><text:tab/>Model class: Student (Academy.Lib.Models)</text:span></text:p>
      <text:p text:style-name="P2"><text:span text:style-name="T2"><text:tab/>Data contect class: AcademyDbContext (Academy.Lib)</text:span></text:p>
      <text:p text:style-name="P2"><text:span text:style-name="T2"/></text:p>
      <text:p text:style-name="P2"><text:span text:style-name="T2"><text:tab/>This controller works with the DbContext. We must change them in order to work with repositories en Lib.Dal</text:span></text:p>
      <text:p text:style-name="P2"><text:span text:style-name="T2"/></text:p>
      <text:p text:style-name="P2"><text:span text:style-name="T2">13.-) Add folder wwwroot: Build folders to the web.</text:span></text:p>
      <text:p text:style-name="P2"><text:span text:style-name="T2"/></text:p>
      <text:p text:style-name="P2"><text:span text:style-name="T2">14.-) Add copy/paste from DemoSuperGuay files: default.html, index.html, index.js, login.html, login.js, ClientGlobals.js &amp; academyWebApp.js. Try to do perfect.</text:span></text:p>
      <text:p text:style-name="P2"><text:span text:style-name="T2"/></text:p>
      <text:p text:style-name="P2"><text:span text:style-name="T2">15.-) Add class API/LoginController.cs</text:span></text:p>
      <text:p text:style-name="P2"><text:span text:style-name="T2"/></text:p>
      <text:p text:style-name="P2"><text:span text:style-name="T2">16.-) To the main project, add folder Models, &amp; add classes LoginDto &amp; ErrorViewModel</text:span></text:p>
      <text:p text:style-name="P2"><text:span text:style-name="T2"/></text:p>
      <text:p text:style-name="P2"><text:span text:style-name="T2">17.-) Now the Web should show Login and then button Retrieve, with data from DB.</text:span></text:p>
      <text:p text:style-name="P2"><text:span text:style-name="T2"/></text:p>
      <text:p text:style-name="P2"><text:span text:style-name="T2">18.-) </text:span></text:p>
      <text:p text:style-name="P2"><text:span text:style-name="T2"/></text:p>
      <text:p text:style-name="P2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H59M19S</meta:editing-duration>
    <meta:editing-cycles>6</meta:editing-cycles>
    <meta:generator>OpenOffice/4.1.7$Win32 OpenOffice.org_project/417m1$Build-9800</meta:generator>
    <dc:date>2020-02-08T19:10:24.01</dc:date>
    <dc:creator>Jaume Sabate</dc:creator>
    <meta:document-statistic meta:table-count="0" meta:image-count="0" meta:object-count="0" meta:page-count="2" meta:paragraph-count="58" meta:word-count="283" meta:character-count="2755"/>
    <meta:user-defined meta:name="Info 1"/>
    <meta:user-defined meta:name="Info 2"/>
    <meta:user-defined meta:name="Info 3"/>
    <meta:user-defined meta:name="Info 4"/>
  </office:meta>
</office:document-meta>
</file>